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a8d" officeooo:paragraph-rsid="001c6a8d"/>
    </style:style>
    <style:style style:name="P2" style:family="paragraph" style:parent-style-name="Standard">
      <style:text-properties officeooo:rsid="001ce9b7" officeooo:paragraph-rsid="001ce9b7"/>
    </style:style>
    <style:style style:name="P3" style:family="paragraph" style:parent-style-name="Standard">
      <style:text-properties officeooo:rsid="001ecd2f" officeooo:paragraph-rsid="001ecd2f"/>
    </style:style>
    <style:style style:name="P4" style:family="paragraph" style:parent-style-name="Standard">
      <style:text-properties officeooo:rsid="0020848f" officeooo:paragraph-rsid="0020848f"/>
    </style:style>
    <style:style style:name="T1" style:family="text">
      <style:text-properties fo:color="#800000"/>
    </style:style>
    <style:style style:name="T2" style:family="text">
      <style:text-properties officeooo:rsid="00208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. Ошибки в документации</text:p>
      <text:p text:style-name="P1"/>
      <text:p text:style-name="P1">«Документация»</text:p>
      <text:p text:style-name="P1">1. Приложение имеет одну страницу.</text:p>
      <text:p text:style-name="P1">2. На странице отображается бегунок модемного решения Yota с левой стороны и интерфейс пополнения баланса пользователя с правой.</text:p>
      <text:p text:style-name="P1">3. Бегунком есть возможность просмотреть все <text:span text:style-name="T1">доступные</text:span> предложения с информацией о стоимости и предоставляемой скорости траффика. Перемещение бегунка возможно по нажатию кнопок "-" и "+".</text:p>
      <text:p text:style-name="P1">4. При запуске приложения <text:span text:style-name="T1">сразу подключен</text:span> бесплатный продукт (самый левый на бегунке).</text:p>
      <text:p text:style-name="P1">5. Справа-снизу от бегунка находится кнопка "Подключить".</text:p>
      <text:p text:style-name="P1"><text:span text:style-name="T1">1.</text:span> Если текущий продукт, на который установлен бегунок, подключен, то кнопка неактивна;</text:p>
      <text:p text:style-name="P1"><text:span text:style-name="T1">2.</text:span> Если баланс недостаточен и выбранное предложение не подключено, то кнопка не активна;</text:p>
      <text:p text:style-name="P1"><text:span text:style-name="T1">3.</text:span> Если баланс достаточен и выбранное предложение не подключено, <text:span text:style-name="T1">токн</text:span>опка активна.</text:p>
      <text:p text:style-name="P1">6. По нажатию кнопки «Подключить» происходит подключение нового продукта, на который в данный момент установлен бегунок.</text:p>
      <text:p text:style-name="P1">7. Интерфейс пополнения баланса состоит из поля, в котором отображается текущий баланс,</text:p>
      <text:p text:style-name="P1">поля для указания суммы пополнения и кнопки "Пополнить счет".</text:p>
      <text:p text:style-name="P1">8. По нажатию кнопки «Пополнить счет» происходит увеличение баланса на сумму пополнения.</text:p>
      <text:p text:style-name="P1">9. При первом запуске приложения баланс равен нулю.</text:p>
      <text:p text:style-name="P1">10. Сумма на счету не может быть отрицательным.</text:p>
      <text:p text:style-name="P1">11. Под кнопкой "Пополнить счет" находится техническая кнопка "Сброс". При нажатии кнопки "Сброс" выполняется обнуление баланса и переход на бесплатный продукт.</text:p>
      <text:p text:style-name="P1">12. При перезапуске приложения баланс сохраняется, а текущий подключенный тариф обнуляется на бесплатный.</text:p>
      <text:p text:style-name="P1"/>
      <text:p text:style-name="P1"/>
      <text:p text:style-name="P1">Нет указание на знак разделителя дробной части (или возможна работа только с цетыми числами)?</text:p>
      <text:p text:style-name="P1">нет ограничителя на размер вносимой суммы</text:p>
      <text:p text:style-name="P3">отсутствие информации о подключении 2-х тарифов.</text:p>
      <text:p text:style-name="P1"/>
      <text:p text:style-name="P1"/>
      <text:p text:style-name="P1">Ошибки работы</text:p>
      <text:p text:style-name="P1"/>
      <text:p text:style-name="P2">при первом запуске подключен бесплатный тариф, но количество дней равно 0. <text:span text:style-name="T2">(всегда равно 0)</text:span></text:p>
      <text:p text:style-name="P1">можно пополнить быланс на отрицательное число</text:p>
      <text:p text:style-name="P1">нет ограничителя или сообщения об ошибке на ввод строки или иных символов, отличных от цифр</text:p>
      <text:p text:style-name="P4">при балансе с копейками при подключении тарифа остаток счета считаетсчя ошибочно (ошибка в остатке счета в копейках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29:17.513970278</meta:creation-date>
    <dc:date>2018-12-12T15:22:26.240204827</dc:date>
    <meta:editing-duration>PT42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87" meta:character-count="2044" meta:non-whitespace-character-count="1783"/>
  </office:meta>
</office:document-meta>
</file>